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20-11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9-11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8-11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6-11-1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1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0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0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0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200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6936" calcext:value-type="float">
            <text:p>71.4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9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9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9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9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8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8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8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7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7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2432" calcext:value-type="float">
            <text:p>74.3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7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7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902</text:p>
          </table:table-cell>
          <table:table-cell office:value-type="string" calcext:value-type="string">
            <text:p>Woden WSC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